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Text_20_body">
      <style:text-properties fo:language="nb" fo:country="NO"/>
    </style:style>
    <style:style style:name="P2" style:family="paragraph" style:parent-style-name="Heading_20_1">
      <style:text-properties fo:language="nb" fo:country="NO"/>
    </style:style>
    <style:style style:name="P3" style:family="paragraph" style:parent-style-name="Text_20_body">
      <style:text-properties fo:language="nb" fo:country="NO"/>
    </style:style>
    <style:style style:name="P4" style:family="paragraph" style:parent-style-name="Text_20_body" style:list-style-name="WW8Num48">
      <style:text-properties fo:language="nb" fo:country="NO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Legg til ny melding</text:h>
      <text:p text:style-name="P1"/>
      <text:p text:style-name="P1">Ny melding må registreres på et objekt i Eiendomsregisteret. Dersom meldingen skal registreres på Byggnivå klikker du i boksen helt til høyre i raden for Bygg.</text:p>
      <text:p text:style-name="P1">Et pop-up vindu kommer til syne. Velg riktig objekt fra denne. Det er også mulighet for å filtrere visningen eller søke på hele eller deler av objektnavnet, dersom det er mange tilgjengelige objekt i pop-up vinduet. </text:p>
      <text:p text:style-name="P1">Meldingen kan videre knyttes til et utstyr eller en bygningsdel/komponent dersom dette er registrert.</text:p>
      <text:p text:style-name="P1"/>
      <text:p text:style-name="P1">Adresser meldingen til en gruppe eller person. Meldingen vil være tilgjengelig for mottaker når du har registrert ferdig meldingen og lagret denne.</text:p>
      <text:p text:style-name="P1"/>
      <text:p text:style-name="P1">For å få lagret meldingen du oppretter, <text:span text:style-name="T1">må</text:span> følgende i tillegg registreres:</text:p>
      <text:list xml:id="list33578764" text:style-name="WW8Num48">
        <text:list-item>
          <text:p text:style-name="P4">Prioritet fra 1 til 3 der 1 har høyest prioritet.</text:p>
        </text:list-item>
        <text:list-item>
          <text:p text:style-name="P4">Type kategori meldingen sorterer under. Type kategorier defineres av administrator. Dersom du ikke finner en passende kategori, meldes dette administrator.</text:p>
        </text:list-item>
        <text:list-item>
          <text:p text:style-name="P4">Anmodet ferdigdato for saken/behovet meldingen gjelder. Dato velges fra egen kalenderfunksjon ved datofeltet. Legg merke til piltaster for å bla måneder/år i kalenderen.</text:p>
        </text:list-item>
        <text:list-item>
          <text:p text:style-name="P4">Overskrift; Tittel på meldingen du skal registrere – tilsvarende emne for en e-post.</text:p>
        </text:list-item>
        <text:list-item>
          <text:p text:style-name="P4">Detaljer; Nærmere beskrivelse av meldingen, hva henvendelsen gjelder</text:p>
        </text:list-item>
      </text:list>
      <text:p text:style-name="P1"/>
      <text:p text:style-name="P1">Klikk «Lagre» for at meldingen skal være synlig for mottaker, registrert data lagres og vinduet lukkes Dersom du klikker «Avslutt», lukkes vinduet og alle registreringer annuler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2pt" fo:language="en" fo:country="US" style:letter-kerning="true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Andale Sans UI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WW8Num48z0" style:family="text">
      <style:text-properties style:font-name="Symbol"/>
    </style:style>
    <style:style style:name="WW8Num48z1" style:family="text">
      <style:text-properties style:font-name="Courier New" style:font-name-complex="Courier New"/>
    </style:style>
    <style:style style:name="WW8Num48z2" style:family="text">
      <style:text-properties style:font-name="Wingdings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48">
      <text:list-level-style-bullet text:level="1" text:style-name="WW8Num48z0" style:num-suffix="." text:bullet-char="">
        <style:list-level-properties text:space-before="0.953cm" text:min-label-width="0.635cm"/>
        <style:text-properties style:font-name="Symbol"/>
      </text:list-level-style-bullet>
      <text:list-level-style-bullet text:level="2" text:style-name="WW8Num48z1" style:num-suffix="." text:bullet-char="o">
        <style:list-level-properties text:space-before="2.223cm" text:min-label-width="0.635cm"/>
        <style:text-properties style:font-name="Courier New1"/>
      </text:list-level-style-bullet>
      <text:list-level-style-bullet text:level="3" text:style-name="WW8Num48z2" style:num-suffix="." text:bullet-char="">
        <style:list-level-properties text:space-before="3.493cm" text:min-label-width="0.635cm"/>
        <style:text-properties style:font-name="Wingdings"/>
      </text:list-level-style-bullet>
      <text:list-level-style-bullet text:level="4" text:style-name="WW8Num48z0" style:num-suffix="." text:bullet-char="">
        <style:list-level-properties text:space-before="4.763cm" text:min-label-width="0.635cm"/>
        <style:text-properties style:font-name="Symbol"/>
      </text:list-level-style-bullet>
      <text:list-level-style-bullet text:level="5" text:style-name="WW8Num48z1" style:num-suffix="." text:bullet-char="o">
        <style:list-level-properties text:space-before="6.033cm" text:min-label-width="0.635cm"/>
        <style:text-properties style:font-name="Courier New1"/>
      </text:list-level-style-bullet>
      <text:list-level-style-bullet text:level="6" text:style-name="WW8Num48z2" style:num-suffix="." text:bullet-char="">
        <style:list-level-properties text:space-before="7.303cm" text:min-label-width="0.635cm"/>
        <style:text-properties style:font-name="Wingdings"/>
      </text:list-level-style-bullet>
      <text:list-level-style-bullet text:level="7" text:style-name="WW8Num48z0" style:num-suffix="." text:bullet-char="">
        <style:list-level-properties text:space-before="8.573cm" text:min-label-width="0.635cm"/>
        <style:text-properties style:font-name="Symbol"/>
      </text:list-level-style-bullet>
      <text:list-level-style-bullet text:level="8" text:style-name="WW8Num48z1" style:num-suffix="." text:bullet-char="o">
        <style:list-level-properties text:space-before="9.843cm" text:min-label-width="0.635cm"/>
        <style:text-properties style:font-name="Courier New1"/>
      </text:list-level-style-bullet>
      <text:list-level-style-bullet text:level="9" text:style-name="WW8Num48z2" style:num-suffix="." text:bullet-char="">
        <style:list-level-properties text:space-before="11.11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initial-creator>Knut Vidar Olsen</meta:initial-creator>
    <meta:creation-date>2007-12-03T14:51:39</meta:creation-date>
    <dc:date>2009-08-07T14:06:28.64</dc:date>
    <meta:editing-cycles>12</meta:editing-cycles>
    <meta:editing-duration>PT03H18M29S</meta:editing-duration>
    <dc:creator>knut vidar olsen</dc:creator>
    <meta:document-statistic meta:table-count="0" meta:image-count="0" meta:object-count="0" meta:page-count="1" meta:paragraph-count="12" meta:word-count="219" meta:character-count="1426"/>
    <meta:user-defined meta:name="Info 1"/>
    <meta:user-defined meta:name="Info 2"/>
    <meta:user-defined meta:name="Info 3"/>
    <meta:user-defined meta:name="Info 4"/>
  </office:meta>
</office:document-meta>
</file>